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OpenSymbol1" svg:font-family="OpenSymbol, 'Arial Unicode M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master-page-name="">
      <style:paragraph-properties fo:margin-left="0.497cm" fo:margin-right="0cm" fo:margin-top="0cm" fo:margin-bottom="0.109cm" fo:text-indent="-0.249cm" style:auto-text-indent="false" style:page-number="auto"/>
      <style:text-properties style:font-name="Arial" fo:font-size="11pt" style:font-size-asian="11pt" style:font-size-complex="11pt"/>
    </style:style>
    <style:style style:name="P2" style:family="paragraph" style:parent-style-name="Standard">
      <style:text-properties style:font-name="Arial" fo:font-size="11pt" fo:language="en" fo:country="GB" fo:font-weight="normal" style:font-size-asian="11pt" style:font-weight-asian="normal" style:font-name-complex="Arial" style:font-size-complex="11pt" style:font-weight-complex="normal"/>
    </style:style>
    <style:style style:name="P3" style:family="paragraph" style:parent-style-name="Standard">
      <style:paragraph-properties>
        <style:tab-stops>
          <style:tab-stop style:position="14.894cm"/>
        </style:tab-stops>
      </style:paragraph-properties>
      <style:text-properties style:font-name="Arial" fo:font-size="11pt" fo:language="en" fo:country="GB" fo:font-weight="normal" style:font-size-asian="11pt" style:font-weight-asian="normal" style:font-name-complex="Arial" style:font-size-complex="11pt" style:font-weight-complex="normal"/>
    </style:style>
    <style:style style:name="P4" style:family="paragraph" style:parent-style-name="Standard">
      <style:text-properties style:font-name="Arial" fo:font-size="11pt" fo:language="en" fo:country="GB" style:font-size-asian="11pt" style:font-name-complex="Arial" style:font-size-complex="11pt"/>
    </style:style>
    <style:style style:name="P5" style:family="paragraph" style:parent-style-name="Standard">
      <style:text-properties style:font-name="Arial" fo:font-size="11pt" fo:font-weight="bold" style:font-size-asian="11pt" style:font-weight-asian="bold" style:font-name-complex="Arial" style:font-size-complex="11pt"/>
    </style:style>
    <style:style style:name="P6" style:family="paragraph" style:parent-style-name="Standard">
      <style:text-properties fo:color="#cc3300" style:font-name="Arial" fo:font-size="13pt" fo:font-weight="bold" style:font-size-asian="13pt" style:font-weight-asian="bold" style:font-name-complex="Arial" style:font-size-complex="13pt"/>
    </style:style>
    <style:style style:name="P7" style:family="paragraph" style:parent-style-name="Standard">
      <style:text-properties fo:color="#990000" style:font-name="Arial" fo:font-size="11pt" fo:language="en" fo:country="GB" fo:font-weight="normal" style:font-size-asian="11pt" style:font-weight-asian="normal" style:font-name-complex="Arial" style:font-size-complex="11pt" style:font-weight-complex="normal"/>
    </style:style>
    <style:style style:name="P8" style:family="paragraph" style:parent-style-name="Standard" style:master-page-name="">
      <style:paragraph-properties fo:margin-left="0.265cm" fo:margin-right="0cm" fo:margin-top="0cm" fo:margin-bottom="0.109cm" fo:text-indent="-0.249cm" style:auto-text-indent="false" style:page-number="auto"/>
      <style:text-properties fo:color="#cc3300" style:font-name="Arial" fo:font-size="11pt" fo:language="en" fo:country="GB" fo:font-weight="bold" style:font-size-asian="11pt" style:font-weight-asian="bold" style:font-name-complex="Arial" style:font-size-complex="11pt" style:font-weight-complex="bold"/>
    </style:style>
    <style:style style:name="P9" style:family="paragraph" style:parent-style-name="Standard">
      <style:paragraph-properties fo:margin-left="0.265cm" fo:margin-right="0cm" fo:margin-top="0cm" fo:margin-bottom="0.109cm" fo:text-indent="-0.249cm" style:auto-text-indent="false"/>
      <style:text-properties fo:color="#cc3300" style:font-name="Arial" fo:font-size="11pt" fo:language="en" fo:country="GB" fo:font-weight="bold" style:font-size-asian="11pt" style:font-weight-asian="bold" style:font-name-complex="Arial" style:font-size-complex="11pt" style:font-weight-complex="bold"/>
    </style:style>
    <style:style style:name="P10" style:family="paragraph" style:parent-style-name="Standard">
      <style:paragraph-properties fo:margin-left="0.265cm" fo:margin-right="0cm" fo:margin-top="0cm" fo:margin-bottom="0.109cm" fo:text-indent="-0.249cm" style:auto-text-indent="false"/>
      <style:text-properties fo:color="#000000" style:font-name="Arial" fo:font-size="11pt" fo:language="en" fo:country="GB" fo:font-weight="normal" style:font-size-asian="11pt" style:font-weight-asian="normal" style:font-name-complex="Arial" style:font-size-complex="11pt" style:font-weight-complex="normal"/>
    </style:style>
    <style:style style:name="P11" style:family="paragraph" style:parent-style-name="Standard" style:list-style-name="L1">
      <style:text-properties fo:font-size="11pt" style:font-size-asian="11pt" style:font-size-complex="11pt"/>
    </style:style>
    <style:style style:name="P12" style:family="paragraph" style:parent-style-name="Standard" style:list-style-name="L1">
      <style:text-properties style:font-name="Arial" fo:font-size="11pt" fo:font-weight="normal" style:font-size-asian="11pt" style:font-weight-asian="normal" style:font-name-complex="Arial" style:font-size-complex="11pt" style:font-weight-complex="normal"/>
    </style:style>
    <style:style style:name="P13" style:family="paragraph" style:parent-style-name="Standard">
      <style:text-properties style:font-name="Arial" fo:font-size="11pt" style:font-size-asian="11pt" style:font-name-complex="Arial" style:font-size-complex="11pt"/>
    </style:style>
    <style:style style:name="P14" style:family="paragraph" style:parent-style-name="Standard" style:list-style-name="L1">
      <style:text-properties style:font-name="Arial" fo:font-size="11pt" fo:language="en" fo:country="GB" style:font-size-asian="11pt" style:font-name-complex="Arial" style:font-size-complex="11pt"/>
    </style:style>
    <style:style style:name="P15" style:family="paragraph" style:parent-style-name="Standard">
      <style:text-properties fo:color="#cc3300" style:font-name="Arial" fo:font-size="11pt" fo:language="en" fo:country="GB" style:text-underline-style="solid" style:text-underline-width="auto" style:text-underline-color="font-color" style:font-size-asian="11pt" style:font-name-complex="Arial" style:font-size-complex="11pt"/>
    </style:style>
    <style:style style:name="P16" style:family="paragraph" style:parent-style-name="Standard">
      <style:text-properties fo:color="#000000" style:font-name="Arial" fo:font-size="11pt" fo:language="en" fo:country="GB" fo:font-weight="normal" style:font-size-asian="11pt" style:font-weight-asian="normal" style:font-name-complex="Arial" style:font-size-complex="11pt" style:font-weight-complex="normal"/>
    </style:style>
    <style:style style:name="P17" style:family="paragraph" style:parent-style-name="Standard">
      <style:paragraph-properties fo:margin-left="0.265cm" fo:margin-right="0cm" fo:margin-top="0cm" fo:margin-bottom="0.109cm" fo:text-indent="-0.249cm" style:auto-text-indent="false"/>
      <style:text-properties fo:color="#000000" style:font-name="Arial" fo:font-size="11pt" fo:language="en" fo:country="GB" fo:font-weight="normal" style:font-size-asian="11pt" style:font-weight-asian="normal" style:font-name-complex="Arial" style:font-size-complex="11pt" style:font-weight-complex="normal"/>
    </style:style>
    <style:style style:name="P18" style:family="paragraph" style:parent-style-name="Text_20_body">
      <style:paragraph-properties fo:margin-left="0.497cm" fo:margin-right="0cm" fo:margin-top="0cm" fo:margin-bottom="0.109cm" fo:text-indent="-0.249cm" style:auto-text-indent="false"/>
      <style:text-properties fo:color="#000000" style:font-name="Arial" fo:font-size="11pt" style:font-size-asian="11pt" style:font-size-complex="11pt"/>
    </style:style>
    <style:style style:name="P19" style:family="paragraph" style:parent-style-name="Text_20_body">
      <style:paragraph-properties fo:margin-left="0.101cm" fo:margin-right="0cm" fo:margin-top="0cm" fo:margin-bottom="0.109cm" fo:text-indent="0.101cm" style:auto-text-indent="false"/>
      <style:text-properties fo:color="#000000" style:font-name="Arial" fo:font-size="11pt" style:font-size-asian="11pt" style:font-size-complex="11pt"/>
    </style:style>
    <style:style style:name="T1" style:family="text">
      <style:text-properties fo:color="#000000"/>
    </style:style>
    <style:style style:name="T2" style:family="text">
      <style:text-properties fo:color="#000000" fo:font-style="italic" style:font-style-asian="italic" style:font-style-complex="italic"/>
    </style:style>
    <style:style style:name="T3" style:family="text">
      <style:text-properties fo:color="#000000" style:text-underline-style="solid" style:text-underline-width="auto" style:text-underline-color="font-color"/>
    </style:style>
    <style:style style:name="T4" style:family="text">
      <style:text-properties fo:color="#000000" fo:font-weight="bold" style:font-weight-asian="bold" style:font-weight-complex="bold"/>
    </style:style>
    <style:style style:name="T5" style:family="text">
      <style:text-properties fo:color="#000000" fo:font-weight="normal" style:font-weight-asian="normal" style:font-weight-complex="normal"/>
    </style:style>
    <style:style style:name="T6" style:family="text">
      <style:text-properties style:font-name="Arial" fo:font-weight="normal" style:font-weight-asian="normal" style:font-name-complex="Arial" style:font-weight-complex="normal"/>
    </style:style>
    <style:style style:name="T7" style:family="text">
      <style:text-properties style:font-name="Arial" fo:font-weight="bold" style:font-weight-asian="bold" style:font-name-complex="Arial" style:font-weight-complex="bold"/>
    </style:style>
    <style:style style:name="T8" style:family="text">
      <style:text-properties style:font-name="Arial" style:font-name-complex="Arial"/>
    </style:style>
    <style:style style:name="T9" style:family="text">
      <style:text-properties style:font-name="Arial" style:text-underline-style="solid" style:text-underline-width="auto" style:text-underline-color="font-color" style:font-name-complex="Arial"/>
    </style:style>
    <style:style style:name="T10" style:family="text">
      <style:text-properties style:font-name="Arial" style:text-underline-style="solid" style:text-underline-width="auto" style:text-underline-color="font-color" fo:font-weight="bold" style:font-weight-asian="bold" style:font-name-complex="Arial" style:font-weight-complex="bold"/>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color="#cc3300" fo:font-weight="bold" style:font-weight-asian="bold" style:font-weight-complex="bold"/>
    </style:style>
    <style:style style:name="T14" style:family="text">
      <style:text-properties fo:color="#cc3300" fo:font-style="italic" fo:font-weight="bold" style:font-style-asian="italic" style:font-weight-asian="bold"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ESTETISMO</text:p>
      <text:p text:style-name="P5"/>
      <text:list xml:id="list5319033091530326597" text:style-name="L1">
        <text:list-item>
          <text:p text:style-name="P11"><text:span text:style-name="T6">Si afferma negli </text:span><text:span text:style-name="T7">ultimi anni dell'Ottocento</text:span><text:span text:style-name="T6">.</text:span></text:p>
        </text:list-item>
        <text:list-item>
          <text:p text:style-name="P11"><text:span text:style-name="T7">Non è</text:span><text:span text:style-name="T6"> un vero e proprio </text:span><text:span text:style-name="T7">movimento artistico e letterario</text:span><text:span text:style-name="T6"> quanto </text:span><text:span text:style-name="T7">piuttosto una tendenza</text:span><text:span text:style-name="T6"> </text:span><text:span text:style-name="T7">di gusto</text:span><text:span text:style-name="T6"> da parte di alcuni artisti la cui sensibilità, in ambito letterario, si </text:span><text:span text:style-name="T7">oppone al credo naturalista</text:span><text:span text:style-name="T6"> e al ruolo sociale, impegnato, dell'intellettuale. Non ha un programma o un manifesto.</text:span></text:p>
          <text:p text:style-name="P12"/>
        </text:list-item>
        <text:list-item>
          <text:p text:style-name="P11"><text:span text:style-name="T6">Coloro che condividono questa sensibilità esasperano il </text:span><text:span text:style-name="T7">culto per la bellezza, per l'arte,</text:span><text:span text:style-name="T6"> collocato al di là di ogni vincolo morale o sociale, come </text:span><text:span text:style-name="T7">espressione di assoluta libertà</text:span><text:span text:style-name="T6"> dell'individuo.</text:span></text:p>
          <text:p text:style-name="P12"/>
        </text:list-item>
        <text:list-item>
          <text:p text:style-name="P11"><text:span text:style-name="T6">Il </text:span><text:span text:style-name="T7">nuovo modello</text:span><text:span text:style-name="T6"> umano è </text:span><text:span text:style-name="T7">l'esteta</text:span><text:span text:style-name="T6">: gli esteti fanno </text:span><text:span text:style-name="T7">coincidere vita e arte</text:span><text:span text:style-name="T6">, cercano di </text:span><text:span text:style-name="T7">fare della propria vità un'opera d'arte.</text:span></text:p>
        </text:list-item>
        <text:list-item>
          <text:p text:style-name="P11"><text:span text:style-name="T8">L’esteta </text:span><text:span text:style-name="T9">non aspira a trasmettere principi morali e religiosi</text:span><text:span text:style-name="T8">, non ha fini educativi e non aiuta l’uomo a distinguere il male dal bene, ma il suo </text:span><text:span text:style-name="T10">unico ideale da perseguire è il bello</text:span><text:span text:style-name="T9"> ed in base ad esso agisce anche in modo artificioso.</text:span></text:p>
        </text:list-item>
        <text:list-item>
          <text:p text:style-name="P11"><text:span text:style-name="T8"><text:s/>Egli <text:s/></text:span><text:span text:style-name="T7">considera gli altri uomini mediocri</text:span><text:span text:style-name="T8">. </text:span><text:span text:style-name="T9">Prova orrore per le banalità della vita di tutti i giorni</text:span><text:span text:style-name="T8">, va alla ricerca di sensazioni rare, si circonda di oggetti preziosi e rari (quadri, stoffe, fiori, gioielli, libri) colleziona oggetti rari, esotici, ostenta raffinatezza ed eleganza.</text:span></text:p>
        </text:list-item>
      </text:list>
      <text:p text:style-name="P13"/>
      <text:list xml:id="list29659277" text:continue-numbering="true" text:style-name="L1">
        <text:list-item>
          <text:p text:style-name="P11"><text:span text:style-name="T8">La tendenza estetizzante si esprime oltre l'ambito letterario e artistico e </text:span><text:span text:style-name="T7">investe il costume</text:span><text:span text:style-name="T8">, come </text:span><text:span text:style-name="T9">testimoniato dalla dimora emblematica del culto per il bello, </text:span><text:span text:style-name="T10">il Vittoriale,</text:span><text:span text:style-name="T8"> la residenza che D'Annunzio si fece realizzare sul Lago di Garda, un monumento al gusto estetizzante. </text:span></text:p>
        </text:list-item>
      </text:list>
      <text:p text:style-name="P4"/>
      <text:list xml:id="list29661735" text:continue-numbering="true" text:style-name="L1">
        <text:list-item>
          <text:p text:style-name="P14">Si deve sottolineare che<text:span text:style-name="T11"> l'ideale di bellezza a cui gli esteti aspirano non è quello classico</text:span> di armonia, compostezza ed equilibrio, <text:span text:style-name="T11">ma</text:span> qualcosa che riguarda la <text:span text:style-name="T11">bellezza complicata e artificiosa</text:span>, cioè ricreata da una sensibilità “malata” che in essa si rifugia perchè incapace di adattarsi alla realtà in cui vive.</text:p>
          <text:p text:style-name="P14"/>
        </text:list-item>
      </text:list>
      <text:p text:style-name="P15">Teorici europei dell’estetismo e i loro romanzi</text:p>
      <text:p text:style-name="P4"/>
      <text:p text:style-name="P4">- Francia:J.K. Huysmans, con il romanzo “A ritroso” o “Controcorrente” (<text:span text:style-name="T12">A Rebours</text:span>) - 1884</text:p>
      <text:p text:style-name="P16">- Italia: Gabriele D’Annunzio, con il romanzo “Il piacere” - 1889</text:p>
      <text:p text:style-name="P2"><text:span text:style-name="T1">- Inghilterra: <text:s/>Oscar Wilde, “Il ritratto di Dorian Gray” (</text:span><text:span text:style-name="T2">The picture of Dorian Gray</text:span><text:span text:style-name="T1">) – 1890</text:span></text:p>
      <text:p text:style-name="P16"/>
      <text:p text:style-name="P3"><text:span text:style-name="T13">Joris-Karl Huysmans</text:span><text:span text:style-name="T1"> </text:span><text:span text:style-name="T3">testimonia</text:span><text:span text:style-name="T1"> con la sua carriera letteraria il</text:span><text:span text:style-name="T4"> passaggio dal naturalismo all'estetismo</text:span><text:span text:style-name="T1">. Faceva infatti parte del gruppo di scrittori naturalisti che si ritrovava intorno ad Emile Zola, ma presto aveva avvertito insoddisfazione per il loro modo di fare letteratura che gli sembrava riduttivo. A differenza di Wilde e D'Annunzio non condusse una vita stravagante e raffinata ma normale, da impiegato del Ministero degli Interni. <text:s/>Fu attratto dalla scrittura simbolista di Mallarmé e dagli atteggiamenti decadenti di autori dell'estetismo. Dopo aver scritto “A ritroso” attraversò una crisi mistica, si avvicinò alla fede cattolica e visse lunghi periodi in un monastero benedettino di Lione dove scrisse libri a sfondo religioso.</text:span></text:p>
      <text:p text:style-name="P16"/>
      <text:p text:style-name="P2"><text:span text:style-name="T14">“A ritroso”</text:span><text:span text:style-name="T1"> (leggere la trama nel testo di letteratura p.206 e leggere il </text:span><text:span text:style-name="T3">brano a p. 207</text:span><text:span text:style-name="T1">) </text:span></text:p>
      <text:p text:style-name="P2"><text:span text:style-name="T1">E' un romanzo senza intreccio, uno studio psicologico. L'azione è infatti quasi del tutto assente e sulla scena, costituita dall'interno claustrofobico di una casa lussuosa, rimane il </text:span><text:span text:style-name="T3">protagonista, Des Esseintes</text:span><text:span text:style-name="T1">, dall'inizio alla fine, per </text:span><text:span text:style-name="T3">sedici capitoli</text:span><text:span text:style-name="T1">. Egli vive “controcorrente “ rispetto alla gente comune che disprezza, fuggendo alla mediocrità della vita di ogni giorno costruendosi <text:s/>una dimora in cui trasferisce il </text:span><text:span text:style-name="T4">suo modello</text:span><text:span text:style-name="T1"> di </text:span><text:span text:style-name="T4">arte e </text:span><text:span text:style-name="T1">di</text:span><text:span text:style-name="T4"> bellezza che coincidono con artificio, innaturalezza, morbosità. </text:span></text:p>
      <text:p text:style-name="P2"><text:span text:style-name="T1">Questo</text:span><text:span text:style-name="T4"> personaggio rispecchia la crisi dell'intellettuale decadente, incapace di agire . </text:span><text:span text:style-name="T1">Per questo egli</text:span><text:span text:style-name="T4"> rappresenta sia l'immagine dell'esteta, sia quella dell'inetto.</text:span></text:p>
      <text:p text:style-name="P2"><text:span text:style-name="T1">La </text:span><text:span text:style-name="T4">voce narrante</text:span><text:span text:style-name="T1"> è ancora in terza persona, come nei romanzi dell'Ottocento, ma rimane focalizzata sul </text:span><text:span text:style-name="T4">protagonista di cui riporta analiticamente le impressioni e gli stati d'animo</text:span><text:span text:style-name="T1">. Molta parte del libro è occupata dall'elenco di oggetti particolari di cui il protagonista si circonda per vincere la noia e provare nuove sensazioni estetiche.</text:span></text:p>
      <text:p text:style-name="P16"/>
      <text:p text:style-name="P7"><text:span text:style-name="T11">Compiti- rispondere alle seguenti domande:</text:span> </text:p>
      <text:p text:style-name="P1"><text:span text:style-name="T1">1.Sapere descrivere l'ambiente della sala da pranzo nei suoi particolari che aiutano a comprendere </text:span><text:soft-page-break/><text:span text:style-name="T1">la personalità di Des Esseintes.</text:span></text:p>
      <text:p text:style-name="P18">2. Riconosci e sottolinea nel brano gli aspetti psicologici del carattere del protagonista e motiva le scelte.</text:p>
      <text:p text:style-name="P18">3. Quale rapporto vi è tra ambiente interno ed esterno.</text:p>
      <text:p text:style-name="P18">3. Riconosci il tipo di narratore e di focalizzazione.</text:p>
      <text:p text:style-name="P18">4. Spiega che cosa rappresentano per il protagonista il sogno e l'artificio. Individua nel brano il passaggio in cui i concetti vengono spiegati.</text:p>
      <text:p text:style-name="P18"/>
      <text:p text:style-name="P8">Oscar Wilde</text:p>
      <text:p text:style-name="P10">A differenza di quella di Huysmans, la vita di Wilde costituisce una testimonianza eloquente di cosa fosse l'estetismo. Egli era nato a Dublino nel 1854. Il padre era un medico e la madre una poetessa. Si laureò a Oxford dove conosce due scrittori che anticiparono il gusto estetizzante, Pater e Ruskin, e lui stesso iniziò ad atteggiarsi da esteta. Quando si trasferì a Londra divenne presto un personaggio affermato grazie alla sua abilità di promuovere la propria immagine attraverso un abbigliamento da dandy (estremamente elegante e raffinato, con modi di vita eccentrici per distinguersi dal gusto comune) e comportamenti anticonformistici non apprezzati dalla società vittoriana dell'epoca. A ciò si unì l'inclinazione omosessuale che egli stesso non nascose, nonostante un matrimonio nel 1884.</text:p>
      <text:p text:style-name="P9"/>
      <text:p text:style-name="P9">“Il ritratto di Dorian Gray”</text:p>
      <text:p text:style-name="P9"><text:span text:style-name="T5">Il romanzo suscitò molto scalpore tanto che l'autore dovette difendersi dalle accuse di oscenità.</text:span> </text:p>
      <text:p text:style-name="P10">Egli utilizza la struttura di un romanzo fantastico e un intreccio avvincente al cui centro vi è il <text:span text:style-name="T11">tema dello “specchio” e “del doppio” di sè.</text:span></text:p>
      <text:p text:style-name="P10"><text:s/>Il protagonista è un giovane inglese di straordinaria bellezza, Dorian Gray, il cui fascino non sfugge a un pittore suo amico, Basil Hallward, che lo ritrae in un quadro. Guardandolo Dorian formula un desiderio: che la sua bellezza e giovinezza rimangano inalterate nel tempo e che sia il ritratto ad invecchiare al posto suo. Ma il quadro non si limiterà ad invecchiare, riprodurrà via via anche le trasformazioni dell'animo di Dorian. </text:p>
      <text:p text:style-name="P10">Quanto desiderato accadrà veramente, ma solo Dorian sarà a conoscenza della metamorfosi del quadro nascosto in casa sua sotto un drappo. Dorian segue gli insegnamenti estetizzanti di un suo maestro e si dà alla vita depravata e viziosa alla quale associa gusti estetici sempre più raffinati. L'amico Basil lo invita a ravvedersi, ma Dorian durante una lite lo uccide. Un giorno, colpito dalla trasformazione sempre più orrenda dell'animo del suo ritratto, lo colpisce con un coltello. Così il quadro riprese l'immagine di incontaminata bellezza del personaggio giovane dipinto mentre a terra rimane un vecchio ripugnante e avvizzito. </text:p>
      <text:p text:style-name="P10"/>
      <text:p text:style-name="P9">Compiti: </text:p>
      <text:p text:style-name="P10">1. Per il confronto con il brano di Huysmans, leggere il brano tratto dal romanzo “Il piacere” di D'Annunzio, p. 319.</text:p>
      <text:p text:style-name="P10">2. Trascrivere e completare su foglio word la tabella di p. 323, (il contenuto/ I personaggi) per un confronto tra il personaggio di Andrea Sperelli, protagonista del romanzo di D'Annunzio, e Des Esseintes di Huysmans. </text:p>
      <text:p text:style-name="P10">- Lavorare con modalità di gruppo, scambiandosi il foglio e aiutandosi a completare le informazioni in modo esaustivo e completo. </text:p>
      <text:p text:style-name="P10">- Quindi inviatemi 5 fogli (corrispondenti ai 5 gruppi che creerete voi, perchè non so cosa vada meglio per voi!) con la tabella completata ovviamente in modo diverso. <text:span text:style-name="T11">Scadenza Consegna</text:span>: questa sera, massimo domani mattina.</text:p>
      <text:p text:style-name="P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OpenSymbol1" svg:font-family="OpenSymbol, 'Arial Unicode M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8Num1z0" style:family="text">
      <style:text-properties style:font-name="Symbol" style:font-name-complex="OpenSymbol1"/>
    </style:style>
    <style:style style:name="WW8Num1z1" style:family="text">
      <style:text-properties style:font-name="OpenSymbol1" style:font-name-complex="OpenSymbol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723cm" fo:margin-bottom="1.242cm" fo:margin-left="1.649cm" fo:margin-right="1.998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nrica pan</meta:initial-creator>
    <meta:creation-date>2020-02-26T14:56:35.16</meta:creation-date>
    <dc:date>2020-02-27T09:45:33.18</dc:date>
    <dc:creator>enrica pan</dc:creator>
    <meta:editing-duration>PT6H39M16S</meta:editing-duration>
    <meta:editing-cycles>36</meta:editing-cycles>
    <meta:generator>OpenOffice/4.1.6$Win32 OpenOffice.org_project/416m1$Build-9790</meta:generator>
    <meta:printed-by>enrica pan</meta:printed-by>
    <meta:print-date>2020-02-26T21:09:51.91</meta:print-date>
    <meta:document-statistic meta:table-count="0" meta:image-count="0" meta:object-count="0" meta:page-count="2" meta:paragraph-count="36" meta:word-count="1143" meta:character-count="7327"/>
  </office:meta>
</office:document-meta>
</file>